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9.07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6.46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69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wrap-option="wrap" fo:border-left="none" fo:border-right="none" fo:border-top="0.06pt solid #000000" style:vertical-align="top"/>
    </style:style>
    <style:style style:name="ce112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1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center"/>
    </style:style>
    <style:style style:name="ce1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/>
    </style:style>
    <style:style style:name="ce133" style:family="table-cell" style:parent-style-name="Default">
      <style:table-cell-properties fo:border-bottom="0.06pt solid #000000" fo:wrap-option="wrap" fo:border-left="none" fo:border-right="none" fo:border-top="none" style:vertical-align="top"/>
    </style:style>
    <style:style style:name="ce134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</style:style>
    <style:style style:name="ce13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mm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mm"/>
    </style:style>
    <style:style style:name="ce152" style:family="table-cell" style:parent-style-name="Default">
      <style:table-cell-properties fo:border-bottom="0.06pt solid #000000" fo:background-color="#ef413d" style:text-align-source="fix" style:repeat-content="false" fo:border-left="0.06pt solid #000000" fo:border-right="0.06pt solid #000000" fo:border-top="none" style:vertical-align="top"/>
      <style:paragraph-properties fo:text-align="center" fo:margin-left="0mm"/>
    </style:style>
    <style:style style:name="ce154" style:family="table-cell" style:parent-style-name="Default">
      <style:table-cell-properties fo:border-bottom="0.06pt solid #000000" fo:border-left="none" fo:border-right="0.06pt solid #000000" fo:border-top="none"/>
    </style:style>
    <style:style style:name="ce156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16" style:family="table-cell" style:parent-style-name="Default">
      <style:table-cell-properties fo:wrap-option="wrap" fo:border="none"/>
    </style:style>
    <style:style style:name="ce1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center" fo:margin-left="0mm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wrap-option="wrap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</style:style>
    <style:style style:name="ce3" style:family="table-cell" style:parent-style-name="Default">
      <style:table-cell-properties fo:border="none" style:vertical-align="top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/>
    </style:style>
    <style:style style:name="ce44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4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wrap-option="wrap" fo:border="none" style:vertical-align="top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fff200" fo:border-left="none" fo:border-right="none" fo:border-top="0.06pt solid #000000" style:vertical-align="middle"/>
    </style:style>
    <style:style style:name="ce55" style:family="table-cell" style:parent-style-name="Default">
      <style:table-cell-properties fo:border-bottom="0.06pt solid #000000" fo:background-color="#fff200" fo:border-left="none" fo:border-right="none" fo:border-top="0.06pt solid #000000" style:vertical-align="middle"/>
    </style:style>
    <style:style style:name="ce56" style:family="table-cell" style:parent-style-name="Default">
      <style:table-cell-properties fo:background-color="#fff200" fo:border="none" style:vertical-align="middle"/>
    </style:style>
    <style:style style:name="ce57" style:family="table-cell" style:parent-style-name="Default">
      <style:table-cell-properties fo:border-bottom="0.06pt solid #000000" fo:background-color="#00a65d" fo:border-left="none" fo:border-right="none" fo:border-top="0.06pt solid #000000" style:vertical-align="middle"/>
    </style:style>
    <style:style style:name="ce58" style:family="table-cell" style:parent-style-name="Default">
      <style:table-cell-properties fo:background-color="#00a65d" fo:border="none" style:vertical-align="middle"/>
    </style:style>
    <style:style style:name="ce59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 fo:border="none" style:vertical-align="top"/>
    </style:style>
    <style:style style:name="ce6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center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faa61a" fo:border-left="none" fo:border-right="none" fo:border-top="0.06pt solid #000000" style:vertical-align="middle"/>
    </style:style>
    <style:style style:name="ce68" style:family="table-cell" style:parent-style-name="Default">
      <style:table-cell-properties fo:border-bottom="0.06pt solid #000000" fo:background-color="#faa61a" fo:border-left="none" fo:border-right="none" fo:border-top="0.06pt solid #000000" style:vertical-align="middle"/>
    </style:style>
    <style:style style:name="ce69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ef413d" fo:border-left="none" fo:border-right="none" fo:border-top="0.06pt solid #000000" style:vertical-align="middle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center"/>
    </style:style>
    <style:style style:name="ce73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8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ef413d" fo:border-left="none" fo:border-right="0.06pt solid #000000" fo:border-top="0.06pt solid #000000" style:vertical-align="middle"/>
    </style:style>
    <style:style style:name="ce84" style:family="table-cell" style:parent-style-name="Default">
      <style:table-cell-properties fo:border-bottom="0.06pt solid #000000" fo:background-color="#ef413d" fo:border-left="none" fo:border-right="0.06pt solid #000000" fo:border-top="0.06pt solid #000000" style:vertical-align="middle"/>
    </style:style>
    <style:style style:name="ce85" style:family="table-cell" style:parent-style-name="Default">
      <style:table-cell-properties fo:border-bottom="none" fo:background-color="#faa61a" fo:border-left="none" fo:border-right="0.06pt solid #000000" fo:border-top="none" style:vertical-align="middle"/>
    </style:style>
    <style:style style:name="ce86" style:family="table-cell" style:parent-style-name="Default">
      <style:table-cell-properties fo:border-bottom="0.06pt solid #000000" fo:background-color="#fff200" fo:border-left="none" fo:border-right="0.06pt solid #000000" fo:border-top="0.06pt solid #000000" style:vertical-align="middle"/>
    </style:style>
    <style:style style:name="ce87" style:family="table-cell" style:parent-style-name="Default">
      <style:table-cell-properties fo:border-bottom="none" fo:background-color="#fff200" fo:border-left="none" fo:border-right="0.06pt solid #000000" fo:border-top="none" style:vertical-align="middle"/>
    </style:style>
    <style:style style:name="ce88" style:family="table-cell" style:parent-style-name="Default">
      <style:table-cell-properties fo:border="0.06pt solid #000000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="0.06pt solid #000000" style:vertical-align="middle"/>
    </style:style>
    <style:style style:name="ce9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center"/>
    </style:style>
    <style:style style:name="ce185" style:family="table-cell" style:parent-style-name="Default">
      <style:table-cell-properties style:vertical-align="top"/>
    </style:style>
    <style:style style:name="ce186" style:family="table-cell" style:parent-style-name="Default">
      <style:table-cell-properties fo:border="none"/>
    </style:style>
    <style:style style:name="ce187" style:family="table-cell" style:parent-style-name="Default">
      <style:table-cell-properties fo:border="none" style:vertical-align="top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fo:border-left="0.06pt solid #000000" fo:border-right="0.06pt solid #000000" fo:border-top="none"/>
    </style:style>
    <style:style style:name="ce19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1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none" fo:border-left="0.06pt solid #000000" fo:border-right="none" fo:border-top="none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center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fo:wrap-option="wrap"/>
    </style:style>
    <style:style style:name="ce200" style:family="table-cell" style:parent-style-name="Default">
      <style:table-cell-properties fo:wrap-option="wrap" fo:border="none"/>
    </style:style>
    <style:style style:name="ce201" style:family="table-cell" style:parent-style-name="Default">
      <style:table-cell-properties fo:wrap-option="wrap" fo:border="none" style:vertical-align="top"/>
    </style:style>
    <style:style style:name="ce20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0.06pt solid #000000" fo:wrap-option="wrap" fo:border-left="none" fo:border-right="none" fo:border-top="none"/>
    </style:style>
    <style:style style:name="ce206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center"/>
    </style:style>
    <style:style style:name="ce208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0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</style:style>
    <style:style style:name="ce210" style:family="table-cell" style:parent-style-name="Default">
      <style:table-cell-properties fo:border-bottom="0.06pt solid #000000" fo:border-left="none" fo:border-right="none" fo:border-top="none"/>
    </style:style>
    <style:style style:name="ce2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12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213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</style:style>
    <style:style style:name="ce2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2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wrap-option="wrap" fo:border-left="none" fo:border-right="none" fo:border-top="0.06pt solid #000000" style:vertical-align="top"/>
    </style:style>
    <style:style style:name="ce22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2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center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2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/>
    </style:style>
    <style:style style:name="ce2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mm"/>
    </style:style>
    <style:style style:name="ce229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230" style:family="table-cell" style:parent-style-name="Default">
      <style:table-cell-properties fo:border-bottom="0.06pt solid #000000" fo:border-left="0.06pt solid #000000" fo:border-right="none" fo:border-top="none"/>
    </style:style>
    <style:style style:name="ce23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2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2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238" style:family="table-cell" style:parent-style-name="Default">
      <style:table-cell-properties fo:wrap-option="wrap" fo:border="none" style:vertical-align="top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240" style:family="table-cell" style:parent-style-name="Default">
      <style:table-cell-properties fo:border-bottom="none" fo:background-color="#fff200" fo:border-left="none" fo:border-right="none" fo:border-top="0.06pt solid #000000" style:vertical-align="middle"/>
    </style:style>
    <style:style style:name="ce241" style:family="table-cell" style:parent-style-name="Default">
      <style:table-cell-properties fo:border-bottom="0.06pt solid #000000" fo:background-color="#fff200" fo:border-left="none" fo:border-right="none" fo:border-top="0.06pt solid #000000" style:vertical-align="middle"/>
    </style:style>
    <style:style style:name="ce242" style:family="table-cell" style:parent-style-name="Default">
      <style:table-cell-properties fo:background-color="#fff200" fo:border="none" style:vertical-align="middle"/>
    </style:style>
    <style:style style:name="ce243" style:family="table-cell" style:parent-style-name="Default">
      <style:table-cell-properties fo:border-bottom="0.06pt solid #000000" fo:background-color="#00a65d" fo:border-left="none" fo:border-right="none" fo:border-top="0.06pt solid #000000" style:vertical-align="middle"/>
    </style:style>
    <style:style style:name="ce244" style:family="table-cell" style:parent-style-name="Default">
      <style:table-cell-properties fo:background-color="#00a65d" fo:border="none" style:vertical-align="middle"/>
    </style:style>
    <style:style style:name="ce245" style:family="table-cell" style:parent-style-name="Default">
      <style:table-cell-properties fo:border-bottom="0.06pt solid #000000" fo:wrap-option="wrap" fo:border-left="none" fo:border-right="none" fo:border-top="none" style:vertical-align="top"/>
    </style:style>
    <style:style style:name="ce246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</style:style>
    <style:style style:name="ce24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/>
    </style:style>
    <style:style style:name="ce24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center"/>
    </style:style>
    <style:style style:name="ce25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mm"/>
    </style:style>
    <style:style style:name="ce251" style:family="table-cell" style:parent-style-name="Default">
      <style:table-cell-properties fo:border-bottom="none" fo:border-left="none" fo:border-right="none" fo:border-top="0.06pt solid #000000"/>
    </style:style>
    <style:style style:name="ce25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-bottom="none" fo:background-color="#faa61a" fo:border-left="none" fo:border-right="none" fo:border-top="0.06pt solid #000000" style:vertical-align="middle"/>
    </style:style>
    <style:style style:name="ce254" style:family="table-cell" style:parent-style-name="Default">
      <style:table-cell-properties fo:border-bottom="0.06pt solid #000000" fo:background-color="#faa61a" fo:border-left="none" fo:border-right="none" fo:border-top="0.06pt solid #000000" style:vertical-align="middle"/>
    </style:style>
    <style:style style:name="ce255" style:family="table-cell" style:parent-style-name="Default">
      <style:table-cell-properties fo:wrap-option="wrap" style:vertical-align="top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mm"/>
    </style:style>
    <style:style style:name="ce257" style:family="table-cell" style:parent-style-name="Default"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none" fo:background-color="#ef413d" fo:border-left="none" fo:border-right="none" fo:border-top="0.06pt solid #000000" style:vertical-align="middle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center"/>
    </style:style>
    <style:style style:name="ce260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/>
    </style:style>
    <style:style style:name="ce26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3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/>
    </style:style>
    <style:style style:name="ce264" style:family="table-cell" style:parent-style-name="Default">
      <style:table-cell-properties fo:border-bottom="0.06pt solid #000000" fo:background-color="#ef413d" style:text-align-source="fix" style:repeat-content="false" fo:border-left="0.06pt solid #000000" fo:border-right="0.06pt solid #000000" fo:border-top="none" style:vertical-align="top"/>
      <style:paragraph-properties fo:text-align="center" fo:margin-left="0mm"/>
    </style:style>
    <style:style style:name="ce265" style:family="table-cell" style:parent-style-name="Default">
      <style:table-cell-properties fo:border-bottom="none" fo:border-left="none" fo:border-right="0.06pt solid #000000" fo:border-top="0.06pt solid #000000"/>
    </style:style>
    <style:style style:name="ce266" style:family="table-cell" style:parent-style-name="Default">
      <style:table-cell-properties fo:border-bottom="0.06pt solid #000000" fo:border-left="none" fo:border-right="0.06pt solid #000000" fo:border-top="none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26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ef413d" fo:border-left="none" fo:border-right="0.06pt solid #000000" fo:border-top="0.06pt solid #000000" style:vertical-align="middle"/>
    </style:style>
    <style:style style:name="ce272" style:family="table-cell" style:parent-style-name="Default">
      <style:table-cell-properties fo:border-bottom="0.06pt solid #000000" fo:background-color="#ef413d" fo:border-left="none" fo:border-right="0.06pt solid #000000" fo:border-top="0.06pt solid #000000" style:vertical-align="middle"/>
    </style:style>
    <style:style style:name="ce273" style:family="table-cell" style:parent-style-name="Default">
      <style:table-cell-properties fo:border-bottom="none" fo:background-color="#faa61a" fo:border-left="none" fo:border-right="0.06pt solid #000000" fo:border-top="none" style:vertical-align="middle"/>
    </style:style>
    <style:style style:name="ce274" style:family="table-cell" style:parent-style-name="Default">
      <style:table-cell-properties fo:border-bottom="0.06pt solid #000000" fo:background-color="#fff200" fo:border-left="none" fo:border-right="0.06pt solid #000000" fo:border-top="0.06pt solid #000000" style:vertical-align="middle"/>
    </style:style>
    <style:style style:name="ce275" style:family="table-cell" style:parent-style-name="Default">
      <style:table-cell-properties fo:border-bottom="none" fo:background-color="#fff200" fo:border-left="none" fo:border-right="0.06pt solid #000000" fo:border-top="none" style:vertical-align="middle"/>
    </style:style>
    <style:style style:name="ce276" style:family="table-cell" style:parent-style-name="Default">
      <style:table-cell-properties fo:border="0.06pt solid #000000"/>
    </style:style>
    <style:style style:name="ce277" style:family="table-cell" style:parent-style-name="Default">
      <style:table-cell-properties fo:border-bottom="none" fo:border-left="none" fo:border-right="0.06pt solid #000000" fo:border-top="none"/>
    </style:style>
    <style:style style:name="ce278" style:family="table-cell" style:parent-style-name="Default">
      <style:table-cell-properties fo:border="0.06pt solid #000000" style:vertical-align="middle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center" fo:margin-left="0mm"/>
    </style:style>
    <style:style style:name="ce280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199"/>
        <table:table-column table:style-name="co7" table:default-cell-style-name="ce211"/>
        <table:table-column table:style-name="co8" table:default-cell-style-name="ce199"/>
        <table:table-column table:style-name="co9" table:default-cell-style-name="ce199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185"/>
        <table:table-column table:style-name="co1" table:number-columns-repeated="1005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9"/>
          <table:table-cell table:style-name="ce186"/>
          <table:table-cell table:style-name="ce200"/>
          <table:table-cell table:style-name="ce212"/>
          <table:table-cell table:style-name="ce200"/>
          <table:table-cell table:style-name="ce229"/>
          <table:table-cell table:style-name="ce234" office:value-type="string" calcext:value-type="string" table:number-columns-spanned="4" table:number-rows-spanned="1">
            <text:p>Overall <text:s/>Consequences</text:p>
          </table:table-cell>
          <table:covered-table-cell table:number-columns-repeated="2" table:style-name="ce251"/>
          <table:covered-table-cell table:style-name="ce265"/>
          <table:table-cell table:number-columns-repeated="1006"/>
        </table:table-row>
        <table:table-row table:style-name="ro1">
          <table:table-cell table:style-name="ce185"/>
          <table:table-cell table:number-columns-repeated="7"/>
          <table:table-cell table:style-name="ce185"/>
          <table:table-cell table:style-name="ce187"/>
          <table:table-cell table:style-name="ce201"/>
          <table:table-cell table:style-name="ce213"/>
          <table:table-cell table:style-name="Default"/>
          <table:table-cell table:style-name="ce230"/>
          <table:table-cell table:style-name="ce235"/>
          <table:table-cell table:style-name="ce210" table:number-columns-repeated="2"/>
          <table:table-cell table:style-name="ce266"/>
          <table:table-cell/>
          <table:table-cell table:style-name="ce185" table:number-columns-repeated="1005"/>
        </table:table-row>
        <table:table-row table:style-name="ro1">
          <table:table-cell table:style-name="ce185"/>
          <table:table-cell table:number-columns-repeated="7"/>
          <table:table-cell table:style-name="ce185"/>
          <table:table-cell table:style-name="ce187"/>
          <table:table-cell table:style-name="ce201"/>
          <table:table-cell table:style-name="ce213"/>
          <table:table-cell table:style-name="ce201"/>
          <table:table-cell table:style-name="ce231" office:value-type="string" calcext:value-type="string" table:number-columns-spanned="1" table:number-rows-spanned="6">
            <text:p>Impact</text:p>
          </table:table-cell>
          <table:table-cell table:style-name="ce236" office:value-type="string" calcext:value-type="string">
            <text:p>Minor</text:p>
          </table:table-cell>
          <table:table-cell table:style-name="ce236" office:value-type="string" calcext:value-type="string">
            <text:p>Moderate</text:p>
          </table:table-cell>
          <table:table-cell table:style-name="ce236" office:value-type="string" calcext:value-type="string">
            <text:p>Major</text:p>
          </table:table-cell>
          <table:table-cell table:style-name="ce267" office:value-type="string" calcext:value-type="string">
            <text:p>Severe.</text:p>
          </table:table-cell>
          <table:table-cell/>
          <table:table-cell table:style-name="ce185" table:number-columns-repeated="1005"/>
        </table:table-row>
        <table:table-row table:style-name="ro1">
          <table:table-cell table:style-name="ce185"/>
          <table:table-cell table:number-columns-repeated="7"/>
          <table:table-cell table:style-name="ce185"/>
          <table:table-cell table:style-name="ce187"/>
          <table:table-cell table:style-name="ce201"/>
          <table:table-cell table:style-name="ce213"/>
          <table:table-cell table:style-name="ce201"/>
          <table:covered-table-cell table:style-name="ce232"/>
          <table:table-cell table:style-name="ce237" office:value-type="string" calcext:value-type="string" table:number-columns-spanned="1" table:number-rows-spanned="5">
            <text:p>Database available but with some deviations</text:p>
          </table:table-cell>
          <table:table-cell table:style-name="ce237" office:value-type="string" calcext:value-type="string" table:number-columns-spanned="1" table:number-rows-spanned="5">
            <text:p>Database unavailable &gt;20mins. Possible Data integrity issue.</text:p>
          </table:table-cell>
          <table:table-cell table:style-name="ce245" office:value-type="string" calcext:value-type="string" table:number-columns-spanned="1" table:number-rows-spanned="5">
            <text:p>Database unavailable &gt;2 Hours. Data integrity issue.</text:p>
          </table:table-cell>
          <table:table-cell table:style-name="ce268" office:value-type="string" calcext:value-type="string" table:number-columns-spanned="1" table:number-rows-spanned="5">
            <text:p>Database unavailable &gt;1 day. Data integrity/corruption.</text:p>
          </table:table-cell>
          <table:table-cell/>
          <table:table-cell table:style-name="ce185" table:number-columns-repeated="1005"/>
        </table:table-row>
        <table:table-row table:style-name="ro1">
          <table:table-cell table:style-name="ce185"/>
          <table:table-cell table:number-columns-repeated="7"/>
          <table:table-cell table:style-name="ce185"/>
          <table:table-cell table:style-name="ce187"/>
          <table:table-cell table:style-name="ce201"/>
          <table:table-cell table:style-name="ce213"/>
          <table:table-cell table:style-name="ce201"/>
          <table:covered-table-cell table:style-name="ce232"/>
          <table:covered-table-cell table:style-name="ce238"/>
          <table:covered-table-cell table:style-name="ce252"/>
          <table:covered-table-cell table:style-name="ce257"/>
          <table:covered-table-cell table:style-name="ce269"/>
          <table:table-cell/>
          <table:table-cell table:style-name="ce185" table:number-columns-repeated="1005"/>
        </table:table-row>
        <table:table-row table:style-name="ro1">
          <table:table-cell table:style-name="ce185"/>
          <table:table-cell table:number-columns-repeated="7"/>
          <table:table-cell table:style-name="ce185"/>
          <table:table-cell table:style-name="ce187"/>
          <table:table-cell table:style-name="ce201"/>
          <table:table-cell table:style-name="ce213"/>
          <table:table-cell table:style-name="ce201"/>
          <table:covered-table-cell table:style-name="ce232"/>
          <table:covered-table-cell table:style-name="ce238"/>
          <table:covered-table-cell table:style-name="ce252"/>
          <table:covered-table-cell table:style-name="ce257"/>
          <table:covered-table-cell table:style-name="ce269"/>
          <table:table-cell/>
          <table:table-cell table:style-name="ce185" table:number-columns-repeated="1005"/>
        </table:table-row>
        <table:table-row table:style-name="ro1">
          <table:table-cell table:style-name="ce185"/>
          <table:table-cell table:number-columns-repeated="7"/>
          <table:table-cell table:style-name="ce185"/>
          <table:table-cell table:style-name="ce187"/>
          <table:table-cell table:style-name="ce201"/>
          <table:table-cell table:style-name="ce213"/>
          <table:table-cell table:style-name="ce201"/>
          <table:covered-table-cell table:style-name="ce232"/>
          <table:covered-table-cell table:style-name="ce238"/>
          <table:covered-table-cell table:style-name="ce252"/>
          <table:covered-table-cell table:style-name="ce257"/>
          <table:covered-table-cell table:style-name="ce269"/>
          <table:table-cell/>
          <table:table-cell table:style-name="ce185" table:number-columns-repeated="1005"/>
        </table:table-row>
        <table:table-row table:style-name="ro3">
          <table:table-cell table:style-name="ce185"/>
          <table:table-cell table:number-columns-repeated="7"/>
          <table:table-cell table:style-name="ce185"/>
          <table:table-cell table:style-name="ce187"/>
          <table:table-cell table:style-name="ce201"/>
          <table:table-cell table:style-name="ce213"/>
          <table:table-cell table:style-name="ce201"/>
          <table:covered-table-cell table:style-name="ce233"/>
          <table:covered-table-cell table:number-columns-repeated="2" table:style-name="ce239"/>
          <table:covered-table-cell table:style-name="ce235"/>
          <table:covered-table-cell table:style-name="ce270"/>
          <table:table-cell/>
          <table:table-cell table:style-name="ce185" table:number-columns-repeated="1005"/>
        </table:table-row>
        <table:table-row table:style-name="ro4">
          <table:table-cell table:number-columns-repeated="9"/>
          <table:table-cell table:style-name="ce188" office:value-type="string" calcext:value-type="string" table:number-columns-spanned="1" table:number-rows-spanned="5">
            <text:p>Likelihood</text:p>
          </table:table-cell>
          <table:table-cell table:style-name="ce202" office:value-type="string" calcext:value-type="string" table:number-columns-spanned="2" table:number-rows-spanned="1">
            <text:p>Almost Certain</text:p>
          </table:table-cell>
          <table:covered-table-cell table:style-name="ce202"/>
          <table:table-cell table:style-name="ce223" office:value-type="string" calcext:value-type="string" table:number-columns-spanned="2" table:number-rows-spanned="1">
            <text:p>Expected to occur &gt;1 time in the future.</text:p>
          </table:table-cell>
          <table:covered-table-cell table:style-name="ce223"/>
          <table:table-cell table:style-name="ce240" office:value-type="string" calcext:value-type="string">
            <text:p>Medium</text:p>
          </table:table-cell>
          <table:table-cell table:style-name="ce253" office:value-type="string" calcext:value-type="string">
            <text:p>Large</text:p>
          </table:table-cell>
          <table:table-cell table:style-name="ce258" office:value-type="string" calcext:value-type="string">
            <text:p>Very Large</text:p>
          </table:table-cell>
          <table:table-cell table:style-name="ce271" office:value-type="string" calcext:value-type="string">
            <text:p>Very Large</text:p>
          </table:table-cell>
          <table:table-cell table:number-columns-repeated="1006"/>
        </table:table-row>
        <table:table-row table:style-name="ro4">
          <table:table-cell table:number-columns-repeated="9"/>
          <table:covered-table-cell table:style-name="ce189"/>
          <table:table-cell table:style-name="ce203" office:value-type="string" calcext:value-type="string" table:number-columns-spanned="2" table:number-rows-spanned="1">
            <text:p>Likely</text:p>
          </table:table-cell>
          <table:covered-table-cell table:style-name="ce214"/>
          <table:table-cell table:style-name="ce224" office:value-type="string" calcext:value-type="string" table:number-columns-spanned="2" table:number-rows-spanned="1">
            <text:p>Expected to occur at some stage.</text:p>
          </table:table-cell>
          <table:covered-table-cell table:style-name="ce224"/>
          <table:table-cell table:style-name="ce241" office:value-type="string" calcext:value-type="string">
            <text:p>Medium</text:p>
          </table:table-cell>
          <table:table-cell table:number-columns-repeated="2" table:style-name="ce254" office:value-type="string" calcext:value-type="string">
            <text:p>Large</text:p>
          </table:table-cell>
          <table:table-cell table:style-name="ce272" office:value-type="string" calcext:value-type="string">
            <text:p>Very Large</text:p>
          </table:table-cell>
          <table:table-cell table:style-name="ce280"/>
          <table:table-cell table:number-columns-repeated="1005"/>
        </table:table-row>
        <table:table-row table:style-name="ro5">
          <table:table-cell table:number-columns-repeated="9"/>
          <table:covered-table-cell table:style-name="ce189"/>
          <table:table-cell table:style-name="ce204" office:value-type="string" calcext:value-type="string" table:number-columns-spanned="2" table:number-rows-spanned="1">
            <text:p>Possible</text:p>
          </table:table-cell>
          <table:covered-table-cell table:style-name="ce204"/>
          <table:table-cell table:style-name="ce201" office:value-type="string" calcext:value-type="string" table:number-columns-spanned="2" table:number-rows-spanned="1">
            <text:p>May occur in future.</text:p>
          </table:table-cell>
          <table:covered-table-cell table:style-name="ce201"/>
          <table:table-cell table:number-columns-repeated="3" table:style-name="ce242" office:value-type="string" calcext:value-type="string">
            <text:p>Medium</text:p>
          </table:table-cell>
          <table:table-cell table:style-name="ce273" office:value-type="string" calcext:value-type="string">
            <text:p>Large</text:p>
          </table:table-cell>
          <table:table-cell table:style-name="Default"/>
          <table:table-cell table:number-columns-repeated="1005"/>
        </table:table-row>
        <table:table-row table:style-name="ro4">
          <table:table-cell table:number-columns-repeated="9"/>
          <table:covered-table-cell table:style-name="ce189"/>
          <table:table-cell table:style-name="ce203" office:value-type="string" calcext:value-type="string" table:number-columns-spanned="2" table:number-rows-spanned="1">
            <text:p>Unlikely</text:p>
          </table:table-cell>
          <table:covered-table-cell table:style-name="ce214"/>
          <table:table-cell table:style-name="ce224" office:value-type="string" calcext:value-type="string" table:number-columns-spanned="2" table:number-rows-spanned="1">
            <text:p>Not likely in normal circumstances</text:p>
          </table:table-cell>
          <table:covered-table-cell table:style-name="ce224"/>
          <table:table-cell table:style-name="ce243" office:value-type="string" calcext:value-type="string">
            <text:p>Low</text:p>
          </table:table-cell>
          <table:table-cell table:number-columns-repeated="2" table:style-name="ce241" office:value-type="string" calcext:value-type="string">
            <text:p>Medium</text:p>
          </table:table-cell>
          <table:table-cell table:style-name="ce274" office:value-type="string" calcext:value-type="string">
            <text:p>Medium</text:p>
          </table:table-cell>
          <table:table-cell table:style-name="Default"/>
          <table:table-cell table:number-columns-repeated="1005"/>
        </table:table-row>
        <table:table-row table:style-name="ro4">
          <table:table-cell table:number-columns-repeated="9"/>
          <table:covered-table-cell table:style-name="ce189"/>
          <table:table-cell table:style-name="ce204" office:value-type="string" calcext:value-type="string" table:number-columns-spanned="2" table:number-rows-spanned="1">
            <text:p>Rare</text:p>
          </table:table-cell>
          <table:covered-table-cell table:style-name="ce204"/>
          <table:table-cell table:style-name="ce201" office:value-type="string" calcext:value-type="string" table:number-columns-spanned="2" table:number-rows-spanned="1">
            <text:p>Could happen but not probable</text:p>
          </table:table-cell>
          <table:covered-table-cell table:style-name="ce201"/>
          <table:table-cell table:number-columns-repeated="3" table:style-name="ce244" office:value-type="string" calcext:value-type="string">
            <text:p>Low</text:p>
          </table:table-cell>
          <table:table-cell table:style-name="ce275" office:value-type="string" calcext:value-type="string">
            <text:p>Medium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9"/>
          <table:table-cell table:style-name="ce190"/>
          <table:table-cell table:style-name="ce205"/>
          <table:table-cell table:style-name="ce215"/>
          <table:table-cell table:style-name="ce205" table:number-columns-repeated="2"/>
          <table:table-cell table:style-name="ce245"/>
          <table:table-cell table:style-name="ce210"/>
          <table:table-cell table:style-name="ce245"/>
          <table:table-cell table:style-name="ce268"/>
          <table:table-cell table:style-name="Default"/>
          <table:table-cell table:number-columns-repeated="1005"/>
        </table:table-row>
        <table:table-row table:style-name="ro1">
          <table:table-cell table:number-columns-repeated="9"/>
          <table:table-cell table:style-name="ce186"/>
          <table:table-cell table:style-name="ce200"/>
          <table:table-cell table:style-name="ce212"/>
          <table:table-cell table:style-name="ce200" table:number-columns-repeated="2"/>
          <table:table-cell table:style-name="ce201" table:number-columns-repeated="4"/>
          <table:table-cell table:style-name="Default"/>
          <table:table-cell table:number-columns-repeated="1005"/>
        </table:table-row>
        <table:table-row table:style-name="ro1">
          <table:table-cell table:number-columns-repeated="11"/>
          <table:table-cell table:style-name="ce216"/>
          <table:table-cell table:style-name="ce211" table:number-columns-repeated="2"/>
          <table:table-cell/>
          <table:table-cell table:style-name="ce255" table:number-columns-repeated="4"/>
          <table:table-cell table:number-columns-repeated="1005"/>
        </table:table-row>
        <table:table-row table:style-name="ro6">
          <table:table-cell table:number-columns-repeated="9"/>
          <table:table-cell table:style-name="ce191" office:value-type="string" calcext:value-type="string" table:number-columns-spanned="2" table:number-rows-spanned="1">
            <text:p>Threat Number.</text:p>
          </table:table-cell>
          <table:covered-table-cell table:style-name="ce206"/>
          <table:table-cell table:style-name="ce217"/>
          <table:table-cell table:style-name="ce206" table:number-columns-repeated="2"/>
          <table:table-cell table:style-name="ce246" office:value-type="string" calcext:value-type="string">
            <text:p>Likely Hood</text:p>
          </table:table-cell>
          <table:table-cell table:style-name="ce206" office:value-type="string" calcext:value-type="string">
            <text:p>Impact</text:p>
          </table:table-cell>
          <table:table-cell table:style-name="ce246" office:value-type="string" calcext:value-type="string" table:number-columns-spanned="2" table:number-rows-spanned="1">
            <text:p>Overall <text:s/>Consequences</text:p>
          </table:table-cell>
          <table:covered-table-cell table:style-name="ce265"/>
          <table:table-cell table:style-name="Default"/>
          <table:table-cell table:number-columns-repeated="1005"/>
        </table:table-row>
        <table:table-row table:style-name="ro1">
          <table:table-cell table:number-columns-repeated="9"/>
          <table:table-cell table:style-name="ce192" table:number-columns-spanned="2" table:number-rows-spanned="2"/>
          <table:covered-table-cell table:style-name="Default"/>
          <table:table-cell table:style-name="ce218" office:value-type="string" calcext:value-type="string" table:number-columns-spanned="1" table:number-rows-spanned="2">
            <text:p>Hardware</text:p>
          </table:table-cell>
          <table:table-cell table:number-columns-spanned="2" table:number-rows-spanned="2"/>
          <table:covered-table-cell/>
          <table:table-cell table:style-name="ce189" table:number-columns-spanned="1" table:number-rows-spanned="2"/>
          <table:table-cell table:number-columns-spanned="1" table:number-rows-spanned="2"/>
          <table:table-cell table:style-name="ce189" table:number-columns-spanned="2" table:number-rows-spanned="2"/>
          <table:covered-table-cell table:style-name="ce276"/>
          <table:table-cell table:style-name="Default"/>
          <table:table-cell table:number-columns-repeated="1005"/>
        </table:table-row>
        <table:table-row table:style-name="ro1">
          <table:table-cell table:number-columns-repeated="9"/>
          <table:covered-table-cell table:style-name="ce193"/>
          <table:covered-table-cell table:style-name="ce207"/>
          <table:covered-table-cell table:style-name="ce219"/>
          <table:covered-table-cell table:number-columns-repeated="2" table:style-name="ce225"/>
          <table:covered-table-cell table:style-name="ce247"/>
          <table:covered-table-cell table:style-name="ce207"/>
          <table:covered-table-cell table:style-name="ce259"/>
          <table:covered-table-cell table:style-name="ce277"/>
          <table:table-cell table:style-name="Default"/>
          <table:table-cell table:number-columns-repeated="1005"/>
        </table:table-row>
        <table:table-row table:style-name="ro7">
          <table:table-cell table:number-columns-repeated="9"/>
          <table:table-cell table:style-name="ce194" office:value-type="float" office:value="1" calcext:value-type="float">
            <text:p>1</text:p>
          </table:table-cell>
          <table:table-cell table:style-name="ce207"/>
          <table:table-cell table:style-name="ce219"/>
          <table:table-cell table:style-name="ce225" office:value-type="string" calcext:value-type="string">
            <text:p>Part Fail</text:p>
          </table:table-cell>
          <table:table-cell table:style-name="ce225"/>
          <table:table-cell table:style-name="ce247" office:value-type="string" calcext:value-type="string">
            <text:p>Likely <text:s/></text:p>
          </table:table-cell>
          <table:table-cell table:style-name="ce207" office:value-type="string" calcext:value-type="string">
            <text:p>Major</text:p>
          </table:table-cell>
          <table:table-cell table:style-name="ce260" office:value-type="string" calcext:value-type="string" table:number-columns-spanned="2" table:number-rows-spanned="1">
            <text:p>Large</text:p>
          </table:table-cell>
          <table:covered-table-cell table:style-name="ce278"/>
          <table:table-cell table:style-name="Default"/>
          <table:table-cell table:number-columns-repeated="1005"/>
        </table:table-row>
        <table:table-row table:style-name="ro7">
          <table:table-cell table:number-columns-repeated="9"/>
          <table:table-cell table:style-name="ce195" office:value-type="float" office:value="2" calcext:value-type="float">
            <text:p>2</text:p>
          </table:table-cell>
          <table:table-cell table:style-name="ce208"/>
          <table:table-cell table:style-name="ce220"/>
          <table:table-cell table:style-name="ce226" office:value-type="string" calcext:value-type="string">
            <text:p>Power surge</text:p>
          </table:table-cell>
          <table:table-cell table:style-name="ce226"/>
          <table:table-cell table:style-name="ce248" office:value-type="string" calcext:value-type="string">
            <text:p>Likely <text:s/></text:p>
          </table:table-cell>
          <table:table-cell table:style-name="ce208" office:value-type="string" calcext:value-type="string">
            <text:p>Major</text:p>
          </table:table-cell>
          <table:table-cell table:style-name="ce260" office:value-type="string" calcext:value-type="string" table:number-columns-spanned="2" table:number-rows-spanned="1">
            <text:p>Large</text:p>
          </table:table-cell>
          <table:covered-table-cell table:style-name="ce278"/>
          <table:table-cell table:style-name="Default"/>
          <table:table-cell table:number-columns-repeated="1005"/>
        </table:table-row>
        <table:table-row table:style-name="ro8">
          <table:table-cell table:number-columns-repeated="9"/>
          <table:table-cell table:style-name="ce195" office:value-type="float" office:value="3" calcext:value-type="float">
            <text:p>3</text:p>
          </table:table-cell>
          <table:table-cell table:style-name="ce208"/>
          <table:table-cell table:style-name="ce220"/>
          <table:table-cell table:style-name="ce226" office:value-type="string" calcext:value-type="string">
            <text:p>Act God (weather, flooding etc)</text:p>
          </table:table-cell>
          <table:table-cell table:style-name="ce226"/>
          <table:table-cell table:style-name="ce248" office:value-type="string" calcext:value-type="string">
            <text:p>Possible</text:p>
          </table:table-cell>
          <table:table-cell table:style-name="ce208" office:value-type="string" calcext:value-type="string">
            <text:p>Severe</text:p>
          </table:table-cell>
          <table:table-cell table:style-name="ce260" office:value-type="string" calcext:value-type="string" table:number-columns-spanned="2" table:number-rows-spanned="1">
            <text:p>Large</text:p>
          </table:table-cell>
          <table:covered-table-cell table:style-name="ce278"/>
          <table:table-cell table:style-name="Default"/>
          <table:table-cell table:number-columns-repeated="1005"/>
        </table:table-row>
        <table:table-row table:style-name="ro7">
          <table:table-cell table:number-columns-repeated="9"/>
          <table:table-cell table:style-name="ce196" office:value-type="float" office:value="4" calcext:value-type="float">
            <text:p>4</text:p>
          </table:table-cell>
          <table:table-cell table:style-name="ce209"/>
          <table:table-cell table:style-name="ce221"/>
          <table:table-cell table:style-name="ce227" office:value-type="string" calcext:value-type="string">
            <text:p>Theft</text:p>
          </table:table-cell>
          <table:table-cell table:style-name="ce227"/>
          <table:table-cell table:style-name="ce249" office:value-type="string" calcext:value-type="string">
            <text:p>Possible</text:p>
          </table:table-cell>
          <table:table-cell table:style-name="ce209" office:value-type="string" calcext:value-type="string">
            <text:p>Major</text:p>
          </table:table-cell>
          <table:table-cell table:style-name="ce261" office:value-type="string" calcext:value-type="string" table:number-columns-spanned="2" table:number-rows-spanned="1">
            <text:p>Medium</text:p>
          </table:table-cell>
          <table:covered-table-cell table:style-name="ce278"/>
          <table:table-cell table:style-name="Default"/>
          <table:table-cell table:number-columns-repeated="1005"/>
        </table:table-row>
        <table:table-row table:style-name="ro1">
          <table:table-cell table:number-columns-repeated="9"/>
          <table:table-cell table:style-name="ce193"/>
          <table:table-cell table:style-name="ce207"/>
          <table:table-cell table:style-name="ce219" office:value-type="string" calcext:value-type="string">
            <text:p>Software</text:p>
          </table:table-cell>
          <table:table-cell table:style-name="ce225" table:number-columns-repeated="2"/>
          <table:table-cell table:style-name="ce247"/>
          <table:table-cell table:style-name="ce207"/>
          <table:table-cell table:style-name="ce262" table:number-columns-spanned="2" table:number-rows-spanned="1"/>
          <table:covered-table-cell table:style-name="ce278"/>
          <table:table-cell table:style-name="Default"/>
          <table:table-cell table:number-columns-repeated="1005"/>
        </table:table-row>
        <table:table-row table:style-name="ro7">
          <table:table-cell table:number-columns-repeated="9"/>
          <table:table-cell table:style-name="ce194" office:value-type="float" office:value="5" calcext:value-type="float">
            <text:p>5</text:p>
          </table:table-cell>
          <table:table-cell table:style-name="ce207"/>
          <table:table-cell table:style-name="ce219"/>
          <table:table-cell table:style-name="ce225" office:value-type="string" calcext:value-type="string">
            <text:p>Malware</text:p>
          </table:table-cell>
          <table:table-cell table:style-name="ce225"/>
          <table:table-cell table:style-name="ce247" office:value-type="string" calcext:value-type="string">
            <text:p>Possible</text:p>
          </table:table-cell>
          <table:table-cell table:style-name="ce207" office:value-type="string" calcext:value-type="string">
            <text:p>Moderate</text:p>
          </table:table-cell>
          <table:table-cell table:style-name="ce261" office:value-type="string" calcext:value-type="string" table:number-columns-spanned="2" table:number-rows-spanned="1">
            <text:p>Medium</text:p>
          </table:table-cell>
          <table:covered-table-cell table:style-name="ce278"/>
          <table:table-cell table:style-name="Default"/>
          <table:table-cell table:number-columns-repeated="1005"/>
        </table:table-row>
        <table:table-row table:style-name="ro8">
          <table:table-cell table:number-columns-repeated="9"/>
          <table:table-cell table:style-name="ce195" office:value-type="float" office:value="6" calcext:value-type="float">
            <text:p>6</text:p>
          </table:table-cell>
          <table:table-cell table:style-name="ce208"/>
          <table:table-cell table:style-name="ce220"/>
          <table:table-cell table:style-name="ce226" office:value-type="string" calcext:value-type="string">
            <text:p>End support/Forced upgrade</text:p>
          </table:table-cell>
          <table:table-cell table:style-name="ce226"/>
          <table:table-cell table:style-name="ce248" office:value-type="string" calcext:value-type="string">
            <text:p>Likely <text:s/></text:p>
          </table:table-cell>
          <table:table-cell table:style-name="ce208" office:value-type="string" calcext:value-type="string">
            <text:p>Minor</text:p>
          </table:table-cell>
          <table:table-cell table:style-name="ce261" office:value-type="string" calcext:value-type="string" table:number-columns-spanned="2" table:number-rows-spanned="1">
            <text:p>Medium</text:p>
          </table:table-cell>
          <table:covered-table-cell table:style-name="ce278"/>
          <table:table-cell table:style-name="Default"/>
          <table:table-cell table:number-columns-repeated="1005"/>
        </table:table-row>
        <table:table-row table:style-name="ro7">
          <table:table-cell table:number-columns-repeated="9"/>
          <table:table-cell table:style-name="ce196" office:value-type="float" office:value="7" calcext:value-type="float">
            <text:p>7</text:p>
          </table:table-cell>
          <table:table-cell table:style-name="ce209"/>
          <table:table-cell table:style-name="ce221"/>
          <table:table-cell table:style-name="ce227" office:value-type="string" calcext:value-type="string">
            <text:p>SQL injection</text:p>
          </table:table-cell>
          <table:table-cell table:style-name="ce227"/>
          <table:table-cell table:style-name="ce249" office:value-type="string" calcext:value-type="string">
            <text:p>Possible</text:p>
          </table:table-cell>
          <table:table-cell table:style-name="ce209" office:value-type="string" calcext:value-type="string">
            <text:p>Major</text:p>
          </table:table-cell>
          <table:table-cell table:style-name="ce261" office:value-type="string" calcext:value-type="string" table:number-columns-spanned="2" table:number-rows-spanned="1">
            <text:p>Medium</text:p>
          </table:table-cell>
          <table:covered-table-cell table:style-name="ce278"/>
          <table:table-cell table:style-name="Default"/>
          <table:table-cell table:number-columns-repeated="1005"/>
        </table:table-row>
        <table:table-row table:style-name="ro1">
          <table:table-cell table:number-columns-repeated="9"/>
          <table:table-cell table:style-name="ce197"/>
          <table:table-cell table:style-name="ce209"/>
          <table:table-cell table:style-name="ce221" office:value-type="string" calcext:value-type="string">
            <text:p>Users</text:p>
          </table:table-cell>
          <table:table-cell table:style-name="ce227" table:number-columns-repeated="2"/>
          <table:table-cell table:style-name="ce249"/>
          <table:table-cell table:style-name="ce209"/>
          <table:table-cell table:style-name="ce262" table:number-columns-spanned="2" table:number-rows-spanned="1"/>
          <table:covered-table-cell table:style-name="ce278"/>
          <table:table-cell table:style-name="Default"/>
          <table:table-cell table:number-columns-repeated="1005"/>
        </table:table-row>
        <table:table-row table:style-name="ro1">
          <table:table-cell table:number-columns-repeated="9"/>
          <table:table-cell table:style-name="ce195" office:value-type="float" office:value="8" calcext:value-type="float">
            <text:p>8</text:p>
          </table:table-cell>
          <table:table-cell table:style-name="ce208"/>
          <table:table-cell table:style-name="ce220"/>
          <table:table-cell table:style-name="ce226" office:value-type="string" calcext:value-type="string">
            <text:p>Shared Logins</text:p>
          </table:table-cell>
          <table:table-cell table:style-name="ce226"/>
          <table:table-cell table:style-name="ce248" office:value-type="string" calcext:value-type="string">
            <text:p>Likely <text:s/></text:p>
          </table:table-cell>
          <table:table-cell table:style-name="ce208" office:value-type="string" calcext:value-type="string">
            <text:p>Moderate</text:p>
          </table:table-cell>
          <table:table-cell table:style-name="ce260" office:value-type="string" calcext:value-type="string" table:number-columns-spanned="2" table:number-rows-spanned="1">
            <text:p>Large</text:p>
          </table:table-cell>
          <table:covered-table-cell table:style-name="ce278"/>
          <table:table-cell table:style-name="Default"/>
          <table:table-cell table:number-columns-repeated="1005"/>
        </table:table-row>
        <table:table-row table:style-name="ro7">
          <table:table-cell table:number-columns-repeated="9"/>
          <table:table-cell table:style-name="ce195" office:value-type="float" office:value="9" calcext:value-type="float">
            <text:p>9</text:p>
          </table:table-cell>
          <table:table-cell table:style-name="ce208"/>
          <table:table-cell table:style-name="ce220"/>
          <table:table-cell table:style-name="ce226" office:value-type="string" calcext:value-type="string">
            <text:p>Virus</text:p>
          </table:table-cell>
          <table:table-cell table:style-name="ce226"/>
          <table:table-cell table:style-name="ce248" office:value-type="string" calcext:value-type="string">
            <text:p>Likely <text:s/></text:p>
          </table:table-cell>
          <table:table-cell table:style-name="ce208" office:value-type="string" calcext:value-type="string">
            <text:p>Severe</text:p>
          </table:table-cell>
          <table:table-cell table:style-name="ce263" office:value-type="string" calcext:value-type="string" table:number-columns-spanned="2" table:number-rows-spanned="1">
            <text:p>Very Large</text:p>
          </table:table-cell>
          <table:covered-table-cell table:style-name="ce278"/>
          <table:table-cell table:style-name="Default"/>
          <table:table-cell table:number-columns-repeated="1005"/>
        </table:table-row>
        <table:table-row table:style-name="ro4">
          <table:table-cell table:number-columns-repeated="9"/>
          <table:table-cell table:style-name="ce195" office:value-type="float" office:value="10" calcext:value-type="float">
            <text:p>10</text:p>
          </table:table-cell>
          <table:table-cell table:style-name="ce208"/>
          <table:table-cell table:style-name="ce220"/>
          <table:table-cell table:style-name="ce226" office:value-type="string" calcext:value-type="string">
            <text:p>Human Error</text:p>
          </table:table-cell>
          <table:table-cell table:style-name="ce226"/>
          <table:table-cell table:style-name="ce248" office:value-type="string" calcext:value-type="string">
            <text:p>Almost certain</text:p>
          </table:table-cell>
          <table:table-cell table:style-name="ce208" office:value-type="string" calcext:value-type="string">
            <text:p>Major</text:p>
          </table:table-cell>
          <table:table-cell table:style-name="ce263" office:value-type="string" calcext:value-type="string" table:number-columns-spanned="2" table:number-rows-spanned="1">
            <text:p>Very Large</text:p>
          </table:table-cell>
          <table:covered-table-cell table:style-name="ce278"/>
          <table:table-cell table:style-name="Default"/>
          <table:table-cell table:number-columns-repeated="1005"/>
        </table:table-row>
        <table:table-row table:style-name="ro4">
          <table:table-cell table:number-columns-repeated="9"/>
          <table:table-cell table:style-name="ce198" office:value-type="float" office:value="11" calcext:value-type="float">
            <text:p>11</text:p>
          </table:table-cell>
          <table:table-cell table:style-name="ce210"/>
          <table:table-cell table:style-name="ce222"/>
          <table:table-cell table:style-name="ce228" office:value-type="string" calcext:value-type="string">
            <text:p>Excessive privledges</text:p>
          </table:table-cell>
          <table:table-cell table:style-name="ce228"/>
          <table:table-cell table:style-name="ce250" office:value-type="string" calcext:value-type="string">
            <text:p>Likely <text:s/></text:p>
          </table:table-cell>
          <table:table-cell table:style-name="ce256" office:value-type="string" calcext:value-type="string">
            <text:p>Severe</text:p>
          </table:table-cell>
          <table:table-cell table:style-name="ce264" office:value-type="string" calcext:value-type="string" table:number-columns-spanned="2" table:number-rows-spanned="1">
            <text:p>Very Large</text:p>
          </table:table-cell>
          <table:covered-table-cell table:style-name="ce279"/>
          <table:table-cell table:style-name="Default"/>
          <table:table-cell table:number-columns-repeated="100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6:01:51.779778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11:01:04.015746988</meta:creation-date>
    <dc:date>2020-11-07T14:32:52.798838635</dc:date>
    <meta:editing-duration>PT54M26S</meta:editing-duration>
    <meta:editing-cycles>5</meta:editing-cycles>
    <meta:generator>LibreOffice/6.0.7.3$Linux_x86 LibreOffice_project/00m0$Build-3</meta:generator>
    <meta:document-statistic meta:table-count="1" meta:cell-count="103" meta:object-count="0"/>
  </office:meta>
</office:document-meta>
</file>